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457" svg:stroke-width="0.019cm" svg:stroke-color="#0098cc" draw:marker-start-width="0.229cm" draw:marker-start-center="false" draw:marker-end-width="0.229cm" draw:marker-end-center="false" draw:fill="solid" draw:fill-color="#40ffed" draw:opacity="5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solid" draw:stroke-dash="Dashed_20__28_var_29__20_4458" svg:stroke-width="0.019cm" svg:stroke-color="#ad649a" draw:marker-start-width="0.229cm" draw:marker-start-center="false" draw:marker-end-width="0.229cm" draw:marker-end-center="false" draw:fill="solid" draw:fill-color="#cc80b4" draw:opacity="5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50%"/>
    </style:style>
    <style:style style:name="gr3" style:family="graphic" style:parent-style-name="standard">
      <style:graphic-properties draw:stroke="dash" draw:stroke-dash="Dashed_20__28_var_29__20_4459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4460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808080" draw:marker-start-width="0.231cm" draw:marker-start-center="false" draw:marker-end-width="0.231cm" draw:marker-end-center="false" draw:fill="solid" draw:fill-color="#80808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4461" svg:stroke-width="0.019cm" svg:stroke-color="#609941" draw:marker-start-width="0.229cm" draw:marker-start-center="false" draw:marker-end-width="0.229cm" draw:marker-end-center="false" draw:fill="solid" draw:fill-color="#a8d384" draw:opacity="5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50%"/>
    </style:style>
    <style:style style:name="gr7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40ffed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cc80b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a8d38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" style:family="text"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9.997cm" svg:height="2.5cm" svg:x="6.185cm" svg:y="13.635cm" svg:viewBox="0 0 9998 2501" draw:points="0,2501 4500,2501 9998,0 5500,0">
            <text:p/>
          </draw:polygon>
          <draw:polygon draw:style-name="gr2" draw:text-style-name="P2" draw:layer="layout" svg:width="4.499cm" svg:height="2.5cm" svg:x="6.185cm" svg:y="13.643cm" svg:viewBox="0 0 4500 2501" draw:points="0,2501 4500,2501 4500,0 0,0">
            <text:p/>
          </draw:polygon>
          <draw:line draw:style-name="gr3" draw:text-style-name="P3" draw:layer="layout" svg:x1="4.185cm" svg:y1="16.136cm" svg:x2="17.185cm" svg:y2="16.136cm">
            <text:p/>
          </draw:line>
          <draw:line draw:style-name="gr4" draw:text-style-name="P3" draw:layer="layout" svg:x1="4.185cm" svg:y1="13.635cm" svg:x2="17.185cm" svg:y2="13.635cm">
            <text:p/>
          </draw:line>
          <draw:ellipse draw:style-name="gr5" draw:text-style-name="P4" draw:layer="layout" svg:width="0.052cm" svg:height="0.055cm" svg:x="5.66cm" svg:y="16.609cm">
            <text:p/>
          </draw:ellipse>
          <draw:ellipse draw:style-name="gr5" draw:text-style-name="P4" draw:layer="layout" svg:width="0.055cm" svg:height="0.05cm" svg:x="6.161cm" svg:y="13.109cm">
            <text:p/>
          </draw:ellipse>
          <draw:circle draw:style-name="gr5" draw:text-style-name="P4" draw:layer="layout" svg:width="0.055cm" svg:height="0.055cm" svg:x="6.161cm" svg:y="16.609cm">
            <text:p/>
          </draw:circle>
          <draw:ellipse draw:style-name="gr5" draw:text-style-name="P4" draw:layer="layout" svg:width="0.052cm" svg:height="0.05cm" svg:x="5.66cm" svg:y="13.109cm">
            <text:p/>
          </draw:ellipse>
          <draw:circle draw:style-name="gr5" draw:text-style-name="P4" draw:layer="layout" svg:width="0.055cm" svg:height="0.055cm" svg:x="6.658cm" svg:y="16.609cm">
            <text:p/>
          </draw:circle>
          <draw:ellipse draw:style-name="gr5" draw:text-style-name="P4" draw:layer="layout" svg:width="0.055cm" svg:height="0.05cm" svg:x="7.156cm" svg:y="13.109cm">
            <text:p/>
          </draw:ellipse>
          <draw:circle draw:style-name="gr5" draw:text-style-name="P4" draw:layer="layout" svg:width="0.055cm" svg:height="0.055cm" svg:x="7.156cm" svg:y="16.609cm">
            <text:p/>
          </draw:circle>
          <draw:ellipse draw:style-name="gr5" draw:text-style-name="P4" draw:layer="layout" svg:width="0.055cm" svg:height="0.05cm" svg:x="6.658cm" svg:y="13.109cm">
            <text:p/>
          </draw:ellipse>
          <draw:ellipse draw:style-name="gr5" draw:text-style-name="P4" draw:layer="layout" svg:width="0.048cm" svg:height="0.055cm" svg:x="7.657cm" svg:y="16.609cm">
            <text:p/>
          </draw:ellipse>
          <draw:ellipse draw:style-name="gr5" draw:text-style-name="P4" draw:layer="layout" svg:width="0.048cm" svg:height="0.05cm" svg:x="7.657cm" svg:y="13.109cm">
            <text:p/>
          </draw:ellipse>
          <draw:ellipse draw:style-name="gr5" draw:text-style-name="P4" draw:layer="layout" svg:width="0.052cm" svg:height="0.05cm" svg:x="4.166cm" svg:y="13.109cm">
            <text:p/>
          </draw:ellipse>
          <draw:ellipse draw:style-name="gr5" draw:text-style-name="P4" draw:layer="layout" svg:width="0.052cm" svg:height="0.055cm" svg:x="4.166cm" svg:y="16.609cm">
            <text:p/>
          </draw:ellipse>
          <draw:circle draw:style-name="gr5" draw:text-style-name="P4" draw:layer="layout" svg:width="0.055cm" svg:height="0.055cm" svg:x="4.663cm" svg:y="16.609cm">
            <text:p/>
          </draw:circle>
          <draw:ellipse draw:style-name="gr5" draw:text-style-name="P4" draw:layer="layout" svg:width="0.052cm" svg:height="0.05cm" svg:x="5.163cm" svg:y="13.109cm">
            <text:p/>
          </draw:ellipse>
          <draw:ellipse draw:style-name="gr5" draw:text-style-name="P4" draw:layer="layout" svg:width="0.052cm" svg:height="0.055cm" svg:x="5.163cm" svg:y="16.609cm">
            <text:p/>
          </draw:ellipse>
          <draw:ellipse draw:style-name="gr5" draw:text-style-name="P4" draw:layer="layout" svg:width="0.055cm" svg:height="0.05cm" svg:x="4.663cm" svg:y="13.109cm">
            <text:p/>
          </draw:ellipse>
          <draw:ellipse draw:style-name="gr5" draw:text-style-name="P4" draw:layer="layout" svg:width="0.052cm" svg:height="0.055cm" svg:x="5.66cm" svg:y="13.606cm">
            <text:p/>
          </draw:ellipse>
          <draw:circle draw:style-name="gr5" draw:text-style-name="P4" draw:layer="layout" svg:width="0.055cm" svg:height="0.055cm" svg:x="6.161cm" svg:y="13.606cm">
            <text:p/>
          </draw:circle>
          <draw:circle draw:style-name="gr5" draw:text-style-name="P4" draw:layer="layout" svg:width="0.055cm" svg:height="0.055cm" svg:x="6.658cm" svg:y="13.606cm">
            <text:p/>
          </draw:circle>
          <draw:circle draw:style-name="gr5" draw:text-style-name="P4" draw:layer="layout" svg:width="0.055cm" svg:height="0.055cm" svg:x="7.156cm" svg:y="13.606cm">
            <text:p/>
          </draw:circle>
          <draw:ellipse draw:style-name="gr5" draw:text-style-name="P4" draw:layer="layout" svg:width="0.048cm" svg:height="0.055cm" svg:x="7.657cm" svg:y="13.606cm">
            <text:p/>
          </draw:ellipse>
          <draw:ellipse draw:style-name="gr5" draw:text-style-name="P4" draw:layer="layout" svg:width="0.052cm" svg:height="0.055cm" svg:x="4.166cm" svg:y="13.606cm">
            <text:p/>
          </draw:ellipse>
          <draw:circle draw:style-name="gr5" draw:text-style-name="P4" draw:layer="layout" svg:width="0.055cm" svg:height="0.055cm" svg:x="4.663cm" svg:y="13.606cm">
            <text:p/>
          </draw:circle>
          <draw:ellipse draw:style-name="gr5" draw:text-style-name="P4" draw:layer="layout" svg:width="0.052cm" svg:height="0.055cm" svg:x="5.163cm" svg:y="13.606cm">
            <text:p/>
          </draw:ellipse>
          <draw:ellipse draw:style-name="gr5" draw:text-style-name="P4" draw:layer="layout" svg:width="0.048cm" svg:height="0.055cm" svg:x="8.156cm" svg:y="16.609cm">
            <text:p/>
          </draw:ellipse>
          <draw:ellipse draw:style-name="gr5" draw:text-style-name="P4" draw:layer="layout" svg:width="0.048cm" svg:height="0.05cm" svg:x="8.156cm" svg:y="13.109cm">
            <text:p/>
          </draw:ellipse>
          <draw:ellipse draw:style-name="gr5" draw:text-style-name="P4" draw:layer="layout" svg:width="0.048cm" svg:height="0.055cm" svg:x="8.156cm" svg:y="13.606cm">
            <text:p/>
          </draw:ellipse>
          <draw:ellipse draw:style-name="gr5" draw:text-style-name="P4" draw:layer="layout" svg:width="0.052cm" svg:height="0.055cm" svg:x="5.66cm" svg:y="14.107cm">
            <text:p/>
          </draw:ellipse>
          <draw:circle draw:style-name="gr5" draw:text-style-name="P4" draw:layer="layout" svg:width="0.055cm" svg:height="0.055cm" svg:x="6.161cm" svg:y="14.107cm">
            <text:p/>
          </draw:circle>
          <draw:circle draw:style-name="gr5" draw:text-style-name="P4" draw:layer="layout" svg:width="0.055cm" svg:height="0.055cm" svg:x="6.658cm" svg:y="14.107cm">
            <text:p/>
          </draw:circle>
          <draw:circle draw:style-name="gr5" draw:text-style-name="P4" draw:layer="layout" svg:width="0.055cm" svg:height="0.055cm" svg:x="7.156cm" svg:y="14.107cm">
            <text:p/>
          </draw:circle>
          <draw:ellipse draw:style-name="gr5" draw:text-style-name="P4" draw:layer="layout" svg:width="0.048cm" svg:height="0.055cm" svg:x="7.657cm" svg:y="14.107cm">
            <text:p/>
          </draw:ellipse>
          <draw:ellipse draw:style-name="gr5" draw:text-style-name="P4" draw:layer="layout" svg:width="0.052cm" svg:height="0.055cm" svg:x="4.166cm" svg:y="14.107cm">
            <text:p/>
          </draw:ellipse>
          <draw:circle draw:style-name="gr5" draw:text-style-name="P4" draw:layer="layout" svg:width="0.055cm" svg:height="0.055cm" svg:x="4.663cm" svg:y="14.107cm">
            <text:p/>
          </draw:circle>
          <draw:ellipse draw:style-name="gr5" draw:text-style-name="P4" draw:layer="layout" svg:width="0.052cm" svg:height="0.055cm" svg:x="5.163cm" svg:y="14.107cm">
            <text:p/>
          </draw:ellipse>
          <draw:ellipse draw:style-name="gr5" draw:text-style-name="P4" draw:layer="layout" svg:width="0.048cm" svg:height="0.055cm" svg:x="8.156cm" svg:y="14.107cm">
            <text:p/>
          </draw:ellipse>
          <draw:ellipse draw:style-name="gr5" draw:text-style-name="P4" draw:layer="layout" svg:width="0.052cm" svg:height="0.055cm" svg:x="5.66cm" svg:y="14.61cm">
            <text:p/>
          </draw:ellipse>
          <draw:ellipse draw:style-name="gr5" draw:text-style-name="P4" draw:layer="layout" svg:width="0.055cm" svg:height="0.052cm" svg:x="6.161cm" svg:y="15.109cm">
            <text:p/>
          </draw:ellipse>
          <draw:circle draw:style-name="gr5" draw:text-style-name="P4" draw:layer="layout" svg:width="0.055cm" svg:height="0.055cm" svg:x="6.161cm" svg:y="14.61cm">
            <text:p/>
          </draw:circle>
          <draw:circle draw:style-name="gr5" draw:text-style-name="P4" draw:layer="layout" svg:width="0.052cm" svg:height="0.052cm" svg:x="5.66cm" svg:y="15.109cm">
            <text:p/>
          </draw:circle>
          <draw:circle draw:style-name="gr5" draw:text-style-name="P4" draw:layer="layout" svg:width="0.055cm" svg:height="0.055cm" svg:x="6.658cm" svg:y="14.61cm">
            <text:p/>
          </draw:circle>
          <draw:ellipse draw:style-name="gr5" draw:text-style-name="P4" draw:layer="layout" svg:width="0.055cm" svg:height="0.052cm" svg:x="7.156cm" svg:y="15.109cm">
            <text:p/>
          </draw:ellipse>
          <draw:circle draw:style-name="gr5" draw:text-style-name="P4" draw:layer="layout" svg:width="0.055cm" svg:height="0.055cm" svg:x="7.156cm" svg:y="14.61cm">
            <text:p/>
          </draw:circle>
          <draw:ellipse draw:style-name="gr5" draw:text-style-name="P4" draw:layer="layout" svg:width="0.055cm" svg:height="0.052cm" svg:x="6.658cm" svg:y="15.109cm">
            <text:p/>
          </draw:ellipse>
          <draw:ellipse draw:style-name="gr5" draw:text-style-name="P4" draw:layer="layout" svg:width="0.048cm" svg:height="0.055cm" svg:x="7.657cm" svg:y="14.61cm">
            <text:p/>
          </draw:ellipse>
          <draw:ellipse draw:style-name="gr5" draw:text-style-name="P4" draw:layer="layout" svg:width="0.048cm" svg:height="0.052cm" svg:x="7.657cm" svg:y="15.109cm">
            <text:p/>
          </draw:ellipse>
          <draw:circle draw:style-name="gr5" draw:text-style-name="P4" draw:layer="layout" svg:width="0.052cm" svg:height="0.052cm" svg:x="4.166cm" svg:y="15.109cm">
            <text:p/>
          </draw:circle>
          <draw:ellipse draw:style-name="gr5" draw:text-style-name="P4" draw:layer="layout" svg:width="0.052cm" svg:height="0.055cm" svg:x="4.166cm" svg:y="14.61cm">
            <text:p/>
          </draw:ellipse>
          <draw:circle draw:style-name="gr5" draw:text-style-name="P4" draw:layer="layout" svg:width="0.055cm" svg:height="0.055cm" svg:x="4.663cm" svg:y="14.61cm">
            <text:p/>
          </draw:circle>
          <draw:circle draw:style-name="gr5" draw:text-style-name="P4" draw:layer="layout" svg:width="0.052cm" svg:height="0.052cm" svg:x="5.163cm" svg:y="15.109cm">
            <text:p/>
          </draw:circle>
          <draw:ellipse draw:style-name="gr5" draw:text-style-name="P4" draw:layer="layout" svg:width="0.052cm" svg:height="0.055cm" svg:x="5.163cm" svg:y="14.61cm">
            <text:p/>
          </draw:ellipse>
          <draw:ellipse draw:style-name="gr5" draw:text-style-name="P4" draw:layer="layout" svg:width="0.055cm" svg:height="0.052cm" svg:x="4.663cm" svg:y="15.109cm">
            <text:p/>
          </draw:ellipse>
          <draw:ellipse draw:style-name="gr5" draw:text-style-name="P4" draw:layer="layout" svg:width="0.052cm" svg:height="0.055cm" svg:x="5.66cm" svg:y="15.607cm">
            <text:p/>
          </draw:ellipse>
          <draw:circle draw:style-name="gr5" draw:text-style-name="P4" draw:layer="layout" svg:width="0.055cm" svg:height="0.055cm" svg:x="6.161cm" svg:y="15.607cm">
            <text:p/>
          </draw:circle>
          <draw:circle draw:style-name="gr5" draw:text-style-name="P4" draw:layer="layout" svg:width="0.055cm" svg:height="0.055cm" svg:x="6.658cm" svg:y="15.607cm">
            <text:p/>
          </draw:circle>
          <draw:circle draw:style-name="gr5" draw:text-style-name="P4" draw:layer="layout" svg:width="0.055cm" svg:height="0.055cm" svg:x="7.156cm" svg:y="15.607cm">
            <text:p/>
          </draw:circle>
          <draw:ellipse draw:style-name="gr5" draw:text-style-name="P4" draw:layer="layout" svg:width="0.048cm" svg:height="0.055cm" svg:x="7.657cm" svg:y="15.607cm">
            <text:p/>
          </draw:ellipse>
          <draw:ellipse draw:style-name="gr5" draw:text-style-name="P4" draw:layer="layout" svg:width="0.052cm" svg:height="0.055cm" svg:x="4.166cm" svg:y="15.607cm">
            <text:p/>
          </draw:ellipse>
          <draw:circle draw:style-name="gr5" draw:text-style-name="P4" draw:layer="layout" svg:width="0.055cm" svg:height="0.055cm" svg:x="4.663cm" svg:y="15.607cm">
            <text:p/>
          </draw:circle>
          <draw:ellipse draw:style-name="gr5" draw:text-style-name="P4" draw:layer="layout" svg:width="0.052cm" svg:height="0.055cm" svg:x="5.163cm" svg:y="15.607cm">
            <text:p/>
          </draw:ellipse>
          <draw:ellipse draw:style-name="gr5" draw:text-style-name="P4" draw:layer="layout" svg:width="0.048cm" svg:height="0.055cm" svg:x="8.156cm" svg:y="14.61cm">
            <text:p/>
          </draw:ellipse>
          <draw:ellipse draw:style-name="gr5" draw:text-style-name="P4" draw:layer="layout" svg:width="0.048cm" svg:height="0.052cm" svg:x="8.156cm" svg:y="15.109cm">
            <text:p/>
          </draw:ellipse>
          <draw:ellipse draw:style-name="gr5" draw:text-style-name="P4" draw:layer="layout" svg:width="0.048cm" svg:height="0.055cm" svg:x="8.156cm" svg:y="15.607cm">
            <text:p/>
          </draw:ellipse>
          <draw:ellipse draw:style-name="gr5" draw:text-style-name="P4" draw:layer="layout" svg:width="0.052cm" svg:height="0.055cm" svg:x="5.66cm" svg:y="16.108cm">
            <text:p/>
          </draw:ellipse>
          <draw:circle draw:style-name="gr5" draw:text-style-name="P4" draw:layer="layout" svg:width="0.055cm" svg:height="0.055cm" svg:x="6.161cm" svg:y="16.108cm">
            <text:p/>
          </draw:circle>
          <draw:circle draw:style-name="gr5" draw:text-style-name="P4" draw:layer="layout" svg:width="0.055cm" svg:height="0.055cm" svg:x="6.658cm" svg:y="16.108cm">
            <text:p/>
          </draw:circle>
          <draw:circle draw:style-name="gr5" draw:text-style-name="P4" draw:layer="layout" svg:width="0.055cm" svg:height="0.055cm" svg:x="7.156cm" svg:y="16.108cm">
            <text:p/>
          </draw:circle>
          <draw:ellipse draw:style-name="gr5" draw:text-style-name="P4" draw:layer="layout" svg:width="0.048cm" svg:height="0.055cm" svg:x="7.657cm" svg:y="16.108cm">
            <text:p/>
          </draw:ellipse>
          <draw:ellipse draw:style-name="gr5" draw:text-style-name="P4" draw:layer="layout" svg:width="0.052cm" svg:height="0.055cm" svg:x="4.166cm" svg:y="16.108cm">
            <text:p/>
          </draw:ellipse>
          <draw:circle draw:style-name="gr5" draw:text-style-name="P4" draw:layer="layout" svg:width="0.055cm" svg:height="0.055cm" svg:x="4.663cm" svg:y="16.108cm">
            <text:p/>
          </draw:circle>
          <draw:ellipse draw:style-name="gr5" draw:text-style-name="P4" draw:layer="layout" svg:width="0.052cm" svg:height="0.055cm" svg:x="5.163cm" svg:y="16.108cm">
            <text:p/>
          </draw:ellipse>
          <draw:ellipse draw:style-name="gr5" draw:text-style-name="P4" draw:layer="layout" svg:width="0.048cm" svg:height="0.055cm" svg:x="8.156cm" svg:y="16.108cm">
            <text:p/>
          </draw:ellipse>
          <draw:ellipse draw:style-name="gr5" draw:text-style-name="P4" draw:layer="layout" svg:width="0.054cm" svg:height="0.055cm" svg:x="10.16cm" svg:y="16.609cm">
            <text:p/>
          </draw:ellipse>
          <draw:ellipse draw:style-name="gr5" draw:text-style-name="P4" draw:layer="layout" svg:width="0.055cm" svg:height="0.05cm" svg:x="10.661cm" svg:y="13.109cm">
            <text:p/>
          </draw:ellipse>
          <draw:circle draw:style-name="gr5" draw:text-style-name="P4" draw:layer="layout" svg:width="0.055cm" svg:height="0.055cm" svg:x="10.661cm" svg:y="16.609cm">
            <text:p/>
          </draw:circle>
          <draw:ellipse draw:style-name="gr5" draw:text-style-name="P4" draw:layer="layout" svg:width="0.054cm" svg:height="0.05cm" svg:x="10.16cm" svg:y="13.109cm">
            <text:p/>
          </draw:ellipse>
          <draw:circle draw:style-name="gr5" draw:text-style-name="P4" draw:layer="layout" svg:width="0.055cm" svg:height="0.055cm" svg:x="11.16cm" svg:y="16.609cm">
            <text:p/>
          </draw:circle>
          <draw:ellipse draw:style-name="gr5" draw:text-style-name="P4" draw:layer="layout" svg:width="0.054cm" svg:height="0.05cm" svg:x="11.655cm" svg:y="13.109cm">
            <text:p/>
          </draw:ellipse>
          <draw:ellipse draw:style-name="gr5" draw:text-style-name="P4" draw:layer="layout" svg:width="0.054cm" svg:height="0.055cm" svg:x="11.655cm" svg:y="16.609cm">
            <text:p/>
          </draw:ellipse>
          <draw:ellipse draw:style-name="gr5" draw:text-style-name="P4" draw:layer="layout" svg:width="0.055cm" svg:height="0.05cm" svg:x="11.16cm" svg:y="13.109cm">
            <text:p/>
          </draw:ellipse>
          <draw:ellipse draw:style-name="gr5" draw:text-style-name="P4" draw:layer="layout" svg:width="0.05cm" svg:height="0.055cm" svg:x="12.156cm" svg:y="16.609cm">
            <text:p/>
          </draw:ellipse>
          <draw:circle draw:style-name="gr5" draw:text-style-name="P4" draw:layer="layout" svg:width="0.05cm" svg:height="0.05cm" svg:x="12.156cm" svg:y="13.109cm">
            <text:p/>
          </draw:circle>
          <draw:ellipse draw:style-name="gr5" draw:text-style-name="P4" draw:layer="layout" svg:width="0.054cm" svg:height="0.05cm" svg:x="8.666cm" svg:y="13.109cm">
            <text:p/>
          </draw:ellipse>
          <draw:ellipse draw:style-name="gr5" draw:text-style-name="P4" draw:layer="layout" svg:width="0.054cm" svg:height="0.055cm" svg:x="8.666cm" svg:y="16.609cm">
            <text:p/>
          </draw:ellipse>
          <draw:circle draw:style-name="gr5" draw:text-style-name="P4" draw:layer="layout" svg:width="0.055cm" svg:height="0.055cm" svg:x="9.165cm" svg:y="16.609cm">
            <text:p/>
          </draw:circle>
          <draw:ellipse draw:style-name="gr5" draw:text-style-name="P4" draw:layer="layout" svg:width="0.052cm" svg:height="0.05cm" svg:x="9.662cm" svg:y="13.109cm">
            <text:p/>
          </draw:ellipse>
          <draw:ellipse draw:style-name="gr5" draw:text-style-name="P4" draw:layer="layout" svg:width="0.052cm" svg:height="0.055cm" svg:x="9.662cm" svg:y="16.609cm">
            <text:p/>
          </draw:ellipse>
          <draw:ellipse draw:style-name="gr5" draw:text-style-name="P4" draw:layer="layout" svg:width="0.055cm" svg:height="0.05cm" svg:x="9.165cm" svg:y="13.109cm">
            <text:p/>
          </draw:ellipse>
          <draw:ellipse draw:style-name="gr5" draw:text-style-name="P4" draw:layer="layout" svg:width="0.054cm" svg:height="0.055cm" svg:x="10.16cm" svg:y="13.606cm">
            <text:p/>
          </draw:ellipse>
          <draw:circle draw:style-name="gr5" draw:text-style-name="P4" draw:layer="layout" svg:width="0.055cm" svg:height="0.055cm" svg:x="10.661cm" svg:y="13.606cm">
            <text:p/>
          </draw:circle>
          <draw:circle draw:style-name="gr5" draw:text-style-name="P4" draw:layer="layout" svg:width="0.055cm" svg:height="0.055cm" svg:x="11.16cm" svg:y="13.606cm">
            <text:p/>
          </draw:circle>
          <draw:ellipse draw:style-name="gr5" draw:text-style-name="P4" draw:layer="layout" svg:width="0.054cm" svg:height="0.055cm" svg:x="11.655cm" svg:y="13.606cm">
            <text:p/>
          </draw:ellipse>
          <draw:ellipse draw:style-name="gr5" draw:text-style-name="P4" draw:layer="layout" svg:width="0.05cm" svg:height="0.055cm" svg:x="12.156cm" svg:y="13.606cm">
            <text:p/>
          </draw:ellipse>
          <draw:ellipse draw:style-name="gr5" draw:text-style-name="P4" draw:layer="layout" svg:width="0.054cm" svg:height="0.055cm" svg:x="8.666cm" svg:y="13.606cm">
            <text:p/>
          </draw:ellipse>
          <draw:circle draw:style-name="gr5" draw:text-style-name="P4" draw:layer="layout" svg:width="0.055cm" svg:height="0.055cm" svg:x="9.165cm" svg:y="13.606cm">
            <text:p/>
          </draw:circle>
          <draw:ellipse draw:style-name="gr5" draw:text-style-name="P4" draw:layer="layout" svg:width="0.052cm" svg:height="0.055cm" svg:x="9.662cm" svg:y="13.606cm">
            <text:p/>
          </draw:ellipse>
          <draw:ellipse draw:style-name="gr5" draw:text-style-name="P4" draw:layer="layout" svg:width="0.048cm" svg:height="0.055cm" svg:x="12.656cm" svg:y="16.609cm">
            <text:p/>
          </draw:ellipse>
          <draw:ellipse draw:style-name="gr5" draw:text-style-name="P4" draw:layer="layout" svg:width="0.048cm" svg:height="0.05cm" svg:x="12.656cm" svg:y="13.109cm">
            <text:p/>
          </draw:ellipse>
          <draw:ellipse draw:style-name="gr5" draw:text-style-name="P4" draw:layer="layout" svg:width="0.048cm" svg:height="0.055cm" svg:x="12.656cm" svg:y="13.606cm">
            <text:p/>
          </draw:ellipse>
          <draw:ellipse draw:style-name="gr5" draw:text-style-name="P4" draw:layer="layout" svg:width="0.054cm" svg:height="0.055cm" svg:x="10.16cm" svg:y="14.107cm">
            <text:p/>
          </draw:ellipse>
          <draw:circle draw:style-name="gr5" draw:text-style-name="P4" draw:layer="layout" svg:width="0.055cm" svg:height="0.055cm" svg:x="10.661cm" svg:y="14.107cm">
            <text:p/>
          </draw:circle>
          <draw:circle draw:style-name="gr5" draw:text-style-name="P4" draw:layer="layout" svg:width="0.055cm" svg:height="0.055cm" svg:x="11.16cm" svg:y="14.107cm">
            <text:p/>
          </draw:circle>
          <draw:ellipse draw:style-name="gr5" draw:text-style-name="P4" draw:layer="layout" svg:width="0.054cm" svg:height="0.055cm" svg:x="11.655cm" svg:y="14.107cm">
            <text:p/>
          </draw:ellipse>
          <draw:ellipse draw:style-name="gr5" draw:text-style-name="P4" draw:layer="layout" svg:width="0.05cm" svg:height="0.055cm" svg:x="12.156cm" svg:y="14.107cm">
            <text:p/>
          </draw:ellipse>
          <draw:ellipse draw:style-name="gr5" draw:text-style-name="P4" draw:layer="layout" svg:width="0.054cm" svg:height="0.055cm" svg:x="8.666cm" svg:y="14.107cm">
            <text:p/>
          </draw:ellipse>
          <draw:circle draw:style-name="gr5" draw:text-style-name="P4" draw:layer="layout" svg:width="0.055cm" svg:height="0.055cm" svg:x="9.165cm" svg:y="14.107cm">
            <text:p/>
          </draw:circle>
          <draw:ellipse draw:style-name="gr5" draw:text-style-name="P4" draw:layer="layout" svg:width="0.052cm" svg:height="0.055cm" svg:x="9.662cm" svg:y="14.107cm">
            <text:p/>
          </draw:ellipse>
          <draw:ellipse draw:style-name="gr5" draw:text-style-name="P4" draw:layer="layout" svg:width="0.048cm" svg:height="0.055cm" svg:x="12.656cm" svg:y="14.107cm">
            <text:p/>
          </draw:ellipse>
          <draw:ellipse draw:style-name="gr5" draw:text-style-name="P4" draw:layer="layout" svg:width="0.054cm" svg:height="0.055cm" svg:x="10.16cm" svg:y="14.61cm">
            <text:p/>
          </draw:ellipse>
          <draw:ellipse draw:style-name="gr5" draw:text-style-name="P4" draw:layer="layout" svg:width="0.055cm" svg:height="0.052cm" svg:x="10.661cm" svg:y="15.109cm">
            <text:p/>
          </draw:ellipse>
          <draw:circle draw:style-name="gr5" draw:text-style-name="P4" draw:layer="layout" svg:width="0.055cm" svg:height="0.055cm" svg:x="10.661cm" svg:y="14.61cm">
            <text:p/>
          </draw:circle>
          <draw:ellipse draw:style-name="gr5" draw:text-style-name="P4" draw:layer="layout" svg:width="0.054cm" svg:height="0.052cm" svg:x="10.16cm" svg:y="15.109cm">
            <text:p/>
          </draw:ellipse>
          <draw:circle draw:style-name="gr5" draw:text-style-name="P4" draw:layer="layout" svg:width="0.055cm" svg:height="0.055cm" svg:x="11.16cm" svg:y="14.61cm">
            <text:p/>
          </draw:circle>
          <draw:ellipse draw:style-name="gr5" draw:text-style-name="P4" draw:layer="layout" svg:width="0.054cm" svg:height="0.052cm" svg:x="11.655cm" svg:y="15.109cm">
            <text:p/>
          </draw:ellipse>
          <draw:ellipse draw:style-name="gr5" draw:text-style-name="P4" draw:layer="layout" svg:width="0.054cm" svg:height="0.055cm" svg:x="11.655cm" svg:y="14.61cm">
            <text:p/>
          </draw:ellipse>
          <draw:ellipse draw:style-name="gr5" draw:text-style-name="P4" draw:layer="layout" svg:width="0.055cm" svg:height="0.052cm" svg:x="11.16cm" svg:y="15.109cm">
            <text:p/>
          </draw:ellipse>
          <draw:ellipse draw:style-name="gr5" draw:text-style-name="P4" draw:layer="layout" svg:width="0.05cm" svg:height="0.055cm" svg:x="12.156cm" svg:y="14.61cm">
            <text:p/>
          </draw:ellipse>
          <draw:ellipse draw:style-name="gr5" draw:text-style-name="P4" draw:layer="layout" svg:width="0.05cm" svg:height="0.052cm" svg:x="12.156cm" svg:y="15.109cm">
            <text:p/>
          </draw:ellipse>
          <draw:ellipse draw:style-name="gr5" draw:text-style-name="P4" draw:layer="layout" svg:width="0.054cm" svg:height="0.052cm" svg:x="8.666cm" svg:y="15.109cm">
            <text:p/>
          </draw:ellipse>
          <draw:ellipse draw:style-name="gr5" draw:text-style-name="P4" draw:layer="layout" svg:width="0.054cm" svg:height="0.055cm" svg:x="8.666cm" svg:y="14.61cm">
            <text:p/>
          </draw:ellipse>
          <draw:circle draw:style-name="gr5" draw:text-style-name="P4" draw:layer="layout" svg:width="0.055cm" svg:height="0.055cm" svg:x="9.165cm" svg:y="14.61cm">
            <text:p/>
          </draw:circle>
          <draw:circle draw:style-name="gr5" draw:text-style-name="P4" draw:layer="layout" svg:width="0.052cm" svg:height="0.052cm" svg:x="9.662cm" svg:y="15.109cm">
            <text:p/>
          </draw:circle>
          <draw:ellipse draw:style-name="gr5" draw:text-style-name="P4" draw:layer="layout" svg:width="0.052cm" svg:height="0.055cm" svg:x="9.662cm" svg:y="14.61cm">
            <text:p/>
          </draw:ellipse>
          <draw:ellipse draw:style-name="gr5" draw:text-style-name="P4" draw:layer="layout" svg:width="0.055cm" svg:height="0.052cm" svg:x="9.165cm" svg:y="15.109cm">
            <text:p/>
          </draw:ellipse>
          <draw:ellipse draw:style-name="gr5" draw:text-style-name="P4" draw:layer="layout" svg:width="0.054cm" svg:height="0.055cm" svg:x="10.16cm" svg:y="15.607cm">
            <text:p/>
          </draw:ellipse>
          <draw:circle draw:style-name="gr5" draw:text-style-name="P4" draw:layer="layout" svg:width="0.055cm" svg:height="0.055cm" svg:x="10.661cm" svg:y="15.607cm">
            <text:p/>
          </draw:circle>
          <draw:circle draw:style-name="gr5" draw:text-style-name="P4" draw:layer="layout" svg:width="0.055cm" svg:height="0.055cm" svg:x="11.16cm" svg:y="15.607cm">
            <text:p/>
          </draw:circle>
          <draw:ellipse draw:style-name="gr5" draw:text-style-name="P4" draw:layer="layout" svg:width="0.054cm" svg:height="0.055cm" svg:x="11.655cm" svg:y="15.607cm">
            <text:p/>
          </draw:ellipse>
          <draw:ellipse draw:style-name="gr5" draw:text-style-name="P4" draw:layer="layout" svg:width="0.05cm" svg:height="0.055cm" svg:x="12.156cm" svg:y="15.607cm">
            <text:p/>
          </draw:ellipse>
          <draw:ellipse draw:style-name="gr5" draw:text-style-name="P4" draw:layer="layout" svg:width="0.054cm" svg:height="0.055cm" svg:x="8.666cm" svg:y="15.607cm">
            <text:p/>
          </draw:ellipse>
          <draw:circle draw:style-name="gr5" draw:text-style-name="P4" draw:layer="layout" svg:width="0.055cm" svg:height="0.055cm" svg:x="9.165cm" svg:y="15.607cm">
            <text:p/>
          </draw:circle>
          <draw:ellipse draw:style-name="gr5" draw:text-style-name="P4" draw:layer="layout" svg:width="0.052cm" svg:height="0.055cm" svg:x="9.662cm" svg:y="15.607cm">
            <text:p/>
          </draw:ellipse>
          <draw:ellipse draw:style-name="gr5" draw:text-style-name="P4" draw:layer="layout" svg:width="0.048cm" svg:height="0.055cm" svg:x="12.656cm" svg:y="14.61cm">
            <text:p/>
          </draw:ellipse>
          <draw:ellipse draw:style-name="gr5" draw:text-style-name="P4" draw:layer="layout" svg:width="0.048cm" svg:height="0.052cm" svg:x="12.656cm" svg:y="15.109cm">
            <text:p/>
          </draw:ellipse>
          <draw:ellipse draw:style-name="gr5" draw:text-style-name="P4" draw:layer="layout" svg:width="0.048cm" svg:height="0.055cm" svg:x="12.656cm" svg:y="15.607cm">
            <text:p/>
          </draw:ellipse>
          <draw:ellipse draw:style-name="gr5" draw:text-style-name="P4" draw:layer="layout" svg:width="0.054cm" svg:height="0.055cm" svg:x="10.16cm" svg:y="16.108cm">
            <text:p/>
          </draw:ellipse>
          <draw:circle draw:style-name="gr5" draw:text-style-name="P4" draw:layer="layout" svg:width="0.055cm" svg:height="0.055cm" svg:x="10.661cm" svg:y="16.108cm">
            <text:p/>
          </draw:circle>
          <draw:circle draw:style-name="gr5" draw:text-style-name="P4" draw:layer="layout" svg:width="0.055cm" svg:height="0.055cm" svg:x="11.16cm" svg:y="16.108cm">
            <text:p/>
          </draw:circle>
          <draw:ellipse draw:style-name="gr5" draw:text-style-name="P4" draw:layer="layout" svg:width="0.054cm" svg:height="0.055cm" svg:x="11.655cm" svg:y="16.108cm">
            <text:p/>
          </draw:ellipse>
          <draw:ellipse draw:style-name="gr5" draw:text-style-name="P4" draw:layer="layout" svg:width="0.05cm" svg:height="0.055cm" svg:x="12.156cm" svg:y="16.108cm">
            <text:p/>
          </draw:ellipse>
          <draw:ellipse draw:style-name="gr5" draw:text-style-name="P4" draw:layer="layout" svg:width="0.054cm" svg:height="0.055cm" svg:x="8.666cm" svg:y="16.108cm">
            <text:p/>
          </draw:ellipse>
          <draw:circle draw:style-name="gr5" draw:text-style-name="P4" draw:layer="layout" svg:width="0.055cm" svg:height="0.055cm" svg:x="9.165cm" svg:y="16.108cm">
            <text:p/>
          </draw:circle>
          <draw:ellipse draw:style-name="gr5" draw:text-style-name="P4" draw:layer="layout" svg:width="0.052cm" svg:height="0.055cm" svg:x="9.662cm" svg:y="16.108cm">
            <text:p/>
          </draw:ellipse>
          <draw:ellipse draw:style-name="gr5" draw:text-style-name="P4" draw:layer="layout" svg:width="0.048cm" svg:height="0.055cm" svg:x="12.656cm" svg:y="16.108cm">
            <text:p/>
          </draw:ellipse>
          <draw:ellipse draw:style-name="gr5" draw:text-style-name="P4" draw:layer="layout" svg:width="0.054cm" svg:height="0.055cm" svg:x="14.659cm" svg:y="16.609cm">
            <text:p/>
          </draw:ellipse>
          <draw:ellipse draw:style-name="gr5" draw:text-style-name="P4" draw:layer="layout" svg:width="0.055cm" svg:height="0.05cm" svg:x="15.16cm" svg:y="13.109cm">
            <text:p/>
          </draw:ellipse>
          <draw:circle draw:style-name="gr5" draw:text-style-name="P4" draw:layer="layout" svg:width="0.055cm" svg:height="0.055cm" svg:x="15.16cm" svg:y="16.609cm">
            <text:p/>
          </draw:circle>
          <draw:ellipse draw:style-name="gr5" draw:text-style-name="P4" draw:layer="layout" svg:width="0.054cm" svg:height="0.05cm" svg:x="14.659cm" svg:y="13.109cm">
            <text:p/>
          </draw:ellipse>
          <draw:ellipse draw:style-name="gr5" draw:text-style-name="P4" draw:layer="layout" svg:width="0.054cm" svg:height="0.055cm" svg:x="15.66cm" svg:y="16.609cm">
            <text:p/>
          </draw:ellipse>
          <draw:ellipse draw:style-name="gr5" draw:text-style-name="P4" draw:layer="layout" svg:width="0.055cm" svg:height="0.05cm" svg:x="16.155cm" svg:y="13.109cm">
            <text:p/>
          </draw:ellipse>
          <draw:circle draw:style-name="gr5" draw:text-style-name="P4" draw:layer="layout" svg:width="0.055cm" svg:height="0.055cm" svg:x="16.155cm" svg:y="16.609cm">
            <text:p/>
          </draw:circle>
          <draw:ellipse draw:style-name="gr5" draw:text-style-name="P4" draw:layer="layout" svg:width="0.054cm" svg:height="0.05cm" svg:x="15.66cm" svg:y="13.109cm">
            <text:p/>
          </draw:ellipse>
          <draw:ellipse draw:style-name="gr5" draw:text-style-name="P4" draw:layer="layout" svg:width="0.048cm" svg:height="0.055cm" svg:x="16.658cm" svg:y="16.609cm">
            <text:p/>
          </draw:ellipse>
          <draw:ellipse draw:style-name="gr5" draw:text-style-name="P4" draw:layer="layout" svg:width="0.048cm" svg:height="0.05cm" svg:x="16.658cm" svg:y="13.109cm">
            <text:p/>
          </draw:ellipse>
          <draw:ellipse draw:style-name="gr5" draw:text-style-name="P4" draw:layer="layout" svg:width="0.054cm" svg:height="0.05cm" svg:x="13.165cm" svg:y="13.109cm">
            <text:p/>
          </draw:ellipse>
          <draw:ellipse draw:style-name="gr5" draw:text-style-name="P4" draw:layer="layout" svg:width="0.054cm" svg:height="0.055cm" svg:x="13.165cm" svg:y="16.609cm">
            <text:p/>
          </draw:ellipse>
          <draw:ellipse draw:style-name="gr5" draw:text-style-name="P4" draw:layer="layout" svg:width="0.054cm" svg:height="0.055cm" svg:x="13.665cm" svg:y="16.609cm">
            <text:p/>
          </draw:ellipse>
          <draw:circle draw:style-name="gr5" draw:text-style-name="P4" draw:layer="layout" svg:width="0.05cm" svg:height="0.05cm" svg:x="14.164cm" svg:y="13.109cm">
            <text:p/>
          </draw:circle>
          <draw:ellipse draw:style-name="gr5" draw:text-style-name="P4" draw:layer="layout" svg:width="0.05cm" svg:height="0.055cm" svg:x="14.164cm" svg:y="16.609cm">
            <text:p/>
          </draw:ellipse>
          <draw:ellipse draw:style-name="gr5" draw:text-style-name="P4" draw:layer="layout" svg:width="0.054cm" svg:height="0.05cm" svg:x="13.665cm" svg:y="13.109cm">
            <text:p/>
          </draw:ellipse>
          <draw:ellipse draw:style-name="gr5" draw:text-style-name="P4" draw:layer="layout" svg:width="0.054cm" svg:height="0.055cm" svg:x="14.659cm" svg:y="13.606cm">
            <text:p/>
          </draw:ellipse>
          <draw:circle draw:style-name="gr5" draw:text-style-name="P4" draw:layer="layout" svg:width="0.055cm" svg:height="0.055cm" svg:x="15.16cm" svg:y="13.606cm">
            <text:p/>
          </draw:circle>
          <draw:ellipse draw:style-name="gr5" draw:text-style-name="P4" draw:layer="layout" svg:width="0.054cm" svg:height="0.055cm" svg:x="15.66cm" svg:y="13.606cm">
            <text:p/>
          </draw:ellipse>
          <draw:circle draw:style-name="gr5" draw:text-style-name="P4" draw:layer="layout" svg:width="0.055cm" svg:height="0.055cm" svg:x="16.155cm" svg:y="13.606cm">
            <text:p/>
          </draw:circle>
          <draw:ellipse draw:style-name="gr5" draw:text-style-name="P4" draw:layer="layout" svg:width="0.048cm" svg:height="0.055cm" svg:x="16.658cm" svg:y="13.606cm">
            <text:p/>
          </draw:ellipse>
          <draw:ellipse draw:style-name="gr5" draw:text-style-name="P4" draw:layer="layout" svg:width="0.054cm" svg:height="0.055cm" svg:x="13.165cm" svg:y="13.606cm">
            <text:p/>
          </draw:ellipse>
          <draw:ellipse draw:style-name="gr5" draw:text-style-name="P4" draw:layer="layout" svg:width="0.054cm" svg:height="0.055cm" svg:x="13.665cm" svg:y="13.606cm">
            <text:p/>
          </draw:ellipse>
          <draw:ellipse draw:style-name="gr5" draw:text-style-name="P4" draw:layer="layout" svg:width="0.05cm" svg:height="0.055cm" svg:x="14.164cm" svg:y="13.606cm">
            <text:p/>
          </draw:ellipse>
          <draw:ellipse draw:style-name="gr5" draw:text-style-name="P4" draw:layer="layout" svg:width="0.05cm" svg:height="0.055cm" svg:x="17.155cm" svg:y="16.609cm">
            <text:p/>
          </draw:ellipse>
          <draw:circle draw:style-name="gr5" draw:text-style-name="P4" draw:layer="layout" svg:width="0.05cm" svg:height="0.05cm" svg:x="17.155cm" svg:y="13.109cm">
            <text:p/>
          </draw:circle>
          <draw:ellipse draw:style-name="gr5" draw:text-style-name="P4" draw:layer="layout" svg:width="0.05cm" svg:height="0.055cm" svg:x="17.155cm" svg:y="13.606cm">
            <text:p/>
          </draw:ellipse>
          <draw:ellipse draw:style-name="gr5" draw:text-style-name="P4" draw:layer="layout" svg:width="0.054cm" svg:height="0.055cm" svg:x="14.659cm" svg:y="14.107cm">
            <text:p/>
          </draw:ellipse>
          <draw:circle draw:style-name="gr5" draw:text-style-name="P4" draw:layer="layout" svg:width="0.055cm" svg:height="0.055cm" svg:x="15.16cm" svg:y="14.107cm">
            <text:p/>
          </draw:circle>
          <draw:ellipse draw:style-name="gr5" draw:text-style-name="P4" draw:layer="layout" svg:width="0.054cm" svg:height="0.055cm" svg:x="15.66cm" svg:y="14.107cm">
            <text:p/>
          </draw:ellipse>
          <draw:circle draw:style-name="gr5" draw:text-style-name="P4" draw:layer="layout" svg:width="0.055cm" svg:height="0.055cm" svg:x="16.155cm" svg:y="14.107cm">
            <text:p/>
          </draw:circle>
          <draw:ellipse draw:style-name="gr5" draw:text-style-name="P4" draw:layer="layout" svg:width="0.048cm" svg:height="0.055cm" svg:x="16.658cm" svg:y="14.107cm">
            <text:p/>
          </draw:ellipse>
          <draw:ellipse draw:style-name="gr5" draw:text-style-name="P4" draw:layer="layout" svg:width="0.054cm" svg:height="0.055cm" svg:x="13.165cm" svg:y="14.107cm">
            <text:p/>
          </draw:ellipse>
          <draw:ellipse draw:style-name="gr5" draw:text-style-name="P4" draw:layer="layout" svg:width="0.054cm" svg:height="0.055cm" svg:x="13.665cm" svg:y="14.107cm">
            <text:p/>
          </draw:ellipse>
          <draw:ellipse draw:style-name="gr5" draw:text-style-name="P4" draw:layer="layout" svg:width="0.05cm" svg:height="0.055cm" svg:x="14.164cm" svg:y="14.107cm">
            <text:p/>
          </draw:ellipse>
          <draw:ellipse draw:style-name="gr5" draw:text-style-name="P4" draw:layer="layout" svg:width="0.05cm" svg:height="0.055cm" svg:x="17.155cm" svg:y="14.107cm">
            <text:p/>
          </draw:ellipse>
          <draw:ellipse draw:style-name="gr5" draw:text-style-name="P4" draw:layer="layout" svg:width="0.054cm" svg:height="0.055cm" svg:x="14.659cm" svg:y="14.61cm">
            <text:p/>
          </draw:ellipse>
          <draw:ellipse draw:style-name="gr5" draw:text-style-name="P4" draw:layer="layout" svg:width="0.055cm" svg:height="0.052cm" svg:x="15.16cm" svg:y="15.109cm">
            <text:p/>
          </draw:ellipse>
          <draw:circle draw:style-name="gr5" draw:text-style-name="P4" draw:layer="layout" svg:width="0.055cm" svg:height="0.055cm" svg:x="15.16cm" svg:y="14.61cm">
            <text:p/>
          </draw:circle>
          <draw:ellipse draw:style-name="gr5" draw:text-style-name="P4" draw:layer="layout" svg:width="0.054cm" svg:height="0.052cm" svg:x="14.659cm" svg:y="15.109cm">
            <text:p/>
          </draw:ellipse>
          <draw:ellipse draw:style-name="gr5" draw:text-style-name="P4" draw:layer="layout" svg:width="0.054cm" svg:height="0.055cm" svg:x="15.66cm" svg:y="14.61cm">
            <text:p/>
          </draw:ellipse>
          <draw:ellipse draw:style-name="gr5" draw:text-style-name="P4" draw:layer="layout" svg:width="0.055cm" svg:height="0.052cm" svg:x="16.155cm" svg:y="15.109cm">
            <text:p/>
          </draw:ellipse>
          <draw:circle draw:style-name="gr5" draw:text-style-name="P4" draw:layer="layout" svg:width="0.055cm" svg:height="0.055cm" svg:x="16.155cm" svg:y="14.61cm">
            <text:p/>
          </draw:circle>
          <draw:ellipse draw:style-name="gr5" draw:text-style-name="P4" draw:layer="layout" svg:width="0.054cm" svg:height="0.052cm" svg:x="15.66cm" svg:y="15.109cm">
            <text:p/>
          </draw:ellipse>
          <draw:ellipse draw:style-name="gr5" draw:text-style-name="P4" draw:layer="layout" svg:width="0.048cm" svg:height="0.055cm" svg:x="16.658cm" svg:y="14.61cm">
            <text:p/>
          </draw:ellipse>
          <draw:ellipse draw:style-name="gr5" draw:text-style-name="P4" draw:layer="layout" svg:width="0.048cm" svg:height="0.052cm" svg:x="16.658cm" svg:y="15.109cm">
            <text:p/>
          </draw:ellipse>
          <draw:ellipse draw:style-name="gr5" draw:text-style-name="P4" draw:layer="layout" svg:width="0.054cm" svg:height="0.052cm" svg:x="13.165cm" svg:y="15.109cm">
            <text:p/>
          </draw:ellipse>
          <draw:ellipse draw:style-name="gr5" draw:text-style-name="P4" draw:layer="layout" svg:width="0.054cm" svg:height="0.055cm" svg:x="13.165cm" svg:y="14.61cm">
            <text:p/>
          </draw:ellipse>
          <draw:ellipse draw:style-name="gr5" draw:text-style-name="P4" draw:layer="layout" svg:width="0.054cm" svg:height="0.055cm" svg:x="13.665cm" svg:y="14.61cm">
            <text:p/>
          </draw:ellipse>
          <draw:ellipse draw:style-name="gr5" draw:text-style-name="P4" draw:layer="layout" svg:width="0.05cm" svg:height="0.052cm" svg:x="14.164cm" svg:y="15.109cm">
            <text:p/>
          </draw:ellipse>
          <draw:ellipse draw:style-name="gr5" draw:text-style-name="P4" draw:layer="layout" svg:width="0.05cm" svg:height="0.055cm" svg:x="14.164cm" svg:y="14.61cm">
            <text:p/>
          </draw:ellipse>
          <draw:ellipse draw:style-name="gr5" draw:text-style-name="P4" draw:layer="layout" svg:width="0.054cm" svg:height="0.052cm" svg:x="13.665cm" svg:y="15.109cm">
            <text:p/>
          </draw:ellipse>
          <draw:ellipse draw:style-name="gr5" draw:text-style-name="P4" draw:layer="layout" svg:width="0.054cm" svg:height="0.055cm" svg:x="14.659cm" svg:y="15.607cm">
            <text:p/>
          </draw:ellipse>
          <draw:circle draw:style-name="gr5" draw:text-style-name="P4" draw:layer="layout" svg:width="0.055cm" svg:height="0.055cm" svg:x="15.16cm" svg:y="15.607cm">
            <text:p/>
          </draw:circle>
          <draw:ellipse draw:style-name="gr5" draw:text-style-name="P4" draw:layer="layout" svg:width="0.054cm" svg:height="0.055cm" svg:x="15.66cm" svg:y="15.607cm">
            <text:p/>
          </draw:ellipse>
          <draw:circle draw:style-name="gr5" draw:text-style-name="P4" draw:layer="layout" svg:width="0.055cm" svg:height="0.055cm" svg:x="16.155cm" svg:y="15.607cm">
            <text:p/>
          </draw:circle>
          <draw:ellipse draw:style-name="gr5" draw:text-style-name="P4" draw:layer="layout" svg:width="0.048cm" svg:height="0.055cm" svg:x="16.658cm" svg:y="15.607cm">
            <text:p/>
          </draw:ellipse>
          <draw:ellipse draw:style-name="gr5" draw:text-style-name="P4" draw:layer="layout" svg:width="0.054cm" svg:height="0.055cm" svg:x="13.165cm" svg:y="15.607cm">
            <text:p/>
          </draw:ellipse>
          <draw:ellipse draw:style-name="gr5" draw:text-style-name="P4" draw:layer="layout" svg:width="0.054cm" svg:height="0.055cm" svg:x="13.665cm" svg:y="15.607cm">
            <text:p/>
          </draw:ellipse>
          <draw:ellipse draw:style-name="gr5" draw:text-style-name="P4" draw:layer="layout" svg:width="0.05cm" svg:height="0.055cm" svg:x="14.164cm" svg:y="15.607cm">
            <text:p/>
          </draw:ellipse>
          <draw:ellipse draw:style-name="gr5" draw:text-style-name="P4" draw:layer="layout" svg:width="0.05cm" svg:height="0.055cm" svg:x="17.155cm" svg:y="14.61cm">
            <text:p/>
          </draw:ellipse>
          <draw:ellipse draw:style-name="gr5" draw:text-style-name="P4" draw:layer="layout" svg:width="0.05cm" svg:height="0.052cm" svg:x="17.155cm" svg:y="15.109cm">
            <text:p/>
          </draw:ellipse>
          <draw:ellipse draw:style-name="gr5" draw:text-style-name="P4" draw:layer="layout" svg:width="0.05cm" svg:height="0.055cm" svg:x="17.155cm" svg:y="15.607cm">
            <text:p/>
          </draw:ellipse>
          <draw:ellipse draw:style-name="gr5" draw:text-style-name="P4" draw:layer="layout" svg:width="0.054cm" svg:height="0.055cm" svg:x="14.659cm" svg:y="16.108cm">
            <text:p/>
          </draw:ellipse>
          <draw:circle draw:style-name="gr5" draw:text-style-name="P4" draw:layer="layout" svg:width="0.055cm" svg:height="0.055cm" svg:x="15.16cm" svg:y="16.108cm">
            <text:p/>
          </draw:circle>
          <draw:ellipse draw:style-name="gr5" draw:text-style-name="P4" draw:layer="layout" svg:width="0.054cm" svg:height="0.055cm" svg:x="15.66cm" svg:y="16.108cm">
            <text:p/>
          </draw:ellipse>
          <draw:circle draw:style-name="gr5" draw:text-style-name="P4" draw:layer="layout" svg:width="0.055cm" svg:height="0.055cm" svg:x="16.155cm" svg:y="16.108cm">
            <text:p/>
          </draw:circle>
          <draw:ellipse draw:style-name="gr5" draw:text-style-name="P4" draw:layer="layout" svg:width="0.048cm" svg:height="0.055cm" svg:x="16.658cm" svg:y="16.108cm">
            <text:p/>
          </draw:ellipse>
          <draw:ellipse draw:style-name="gr5" draw:text-style-name="P4" draw:layer="layout" svg:width="0.054cm" svg:height="0.055cm" svg:x="13.165cm" svg:y="16.108cm">
            <text:p/>
          </draw:ellipse>
          <draw:ellipse draw:style-name="gr5" draw:text-style-name="P4" draw:layer="layout" svg:width="0.054cm" svg:height="0.055cm" svg:x="13.665cm" svg:y="16.108cm">
            <text:p/>
          </draw:ellipse>
          <draw:ellipse draw:style-name="gr5" draw:text-style-name="P4" draw:layer="layout" svg:width="0.05cm" svg:height="0.055cm" svg:x="14.164cm" svg:y="16.108cm">
            <text:p/>
          </draw:ellipse>
          <draw:ellipse draw:style-name="gr5" draw:text-style-name="P4" draw:layer="layout" svg:width="0.05cm" svg:height="0.055cm" svg:x="17.155cm" svg:y="16.108cm">
            <text:p/>
          </draw:ellipse>
          <draw:polygon draw:style-name="gr6" draw:text-style-name="P5" draw:layer="layout" svg:width="6cm" svg:height="2.5cm" svg:x="4.684cm" svg:y="13.635cm" svg:viewBox="0 0 6001 2501" draw:points="0,0 4500,0 6001,2501 1501,2501">
            <text:p/>
          </draw:polygon>
          <draw:frame draw:style-name="gr7" draw:text-style-name="P7" draw:layer="layout" svg:width="0.748cm" svg:height="0.624cm" svg:x="5.859cm" svg:y="16.105cm">
            <draw:text-box>
              <text:p text:style-name="P6"><text:span text:style-name="T1">D</text:span></text:p>
            </draw:text-box>
          </draw:frame>
          <draw:frame draw:style-name="gr7" draw:text-style-name="P7" draw:layer="layout" svg:width="0.722cm" svg:height="0.624cm" svg:x="10.358cm" svg:y="16.105cm">
            <draw:text-box>
              <text:p text:style-name="P6"><text:span text:style-name="T1">C</text:span></text:p>
            </draw:text-box>
          </draw:frame>
          <draw:frame draw:style-name="gr7" draw:text-style-name="P8" draw:layer="layout" svg:width="0.697cm" svg:height="0.624cm" svg:x="4.335cm" svg:y="13.116cm">
            <draw:text-box>
              <text:p text:style-name="P6"><text:span text:style-name="T2">T</text:span></text:p>
            </draw:text-box>
          </draw:frame>
          <draw:frame draw:style-name="gr7" draw:text-style-name="P8" draw:layer="layout" svg:width="0.735cm" svg:height="0.624cm" svg:x="8.816cm" svg:y="13.116cm">
            <draw:text-box>
              <text:p text:style-name="P6"><text:span text:style-name="T2">U</text:span></text:p>
            </draw:text-box>
          </draw:frame>
          <draw:frame draw:style-name="gr7" draw:text-style-name="P9" draw:layer="layout" svg:width="0.718cm" svg:height="0.624cm" svg:x="5.837cm" svg:y="13.116cm">
            <draw:text-box>
              <text:p text:style-name="P6"><text:span text:style-name="T3">A</text:span></text:p>
            </draw:text-box>
          </draw:frame>
          <draw:frame draw:style-name="gr7" draw:text-style-name="P9" draw:layer="layout" svg:width="0.718cm" svg:height="0.624cm" svg:x="10.336cm" svg:y="13.116cm">
            <draw:text-box>
              <text:p text:style-name="P6"><text:span text:style-name="T3">B</text:span></text:p>
            </draw:text-box>
          </draw:frame>
          <draw:frame draw:style-name="gr7" draw:text-style-name="P10" draw:layer="layout" svg:width="0.722cm" svg:height="0.624cm" svg:x="11.336cm" svg:y="13.116cm">
            <draw:text-box>
              <text:p text:style-name="P6"><text:span text:style-name="T4">R</text:span></text:p>
            </draw:text-box>
          </draw:frame>
          <draw:frame draw:style-name="gr7" draw:text-style-name="P10" draw:layer="layout" svg:width="0.705cm" svg:height="0.624cm" svg:x="15.836cm" svg:y="13.116cm">
            <draw:text-box>
              <text:p text:style-name="P6"><text:span text:style-name="T4">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457" draw:display-name="Dashed (var) 4457" draw:style="rect" draw:dots1="1" draw:dots1-length="63%" draw:distance="63%"/>
    <draw:stroke-dash draw:name="Dashed_20__28_var_29__20_4458" draw:display-name="Dashed (var) 4458" draw:style="rect" draw:dots1="1" draw:dots1-length="63%" draw:distance="63%"/>
    <draw:stroke-dash draw:name="Dashed_20__28_var_29__20_4459" draw:display-name="Dashed (var) 4459" draw:style="rect" draw:dots1="1" draw:dots1-length="112%" draw:distance="112%"/>
    <draw:stroke-dash draw:name="Dashed_20__28_var_29__20_4460" draw:display-name="Dashed (var) 4460" draw:style="rect" draw:dots1="1" draw:dots1-length="112%" draw:distance="112%"/>
    <draw:stroke-dash draw:name="Dashed_20__28_var_29__20_4461" draw:display-name="Dashed (var) 4461" draw:style="rect" draw:dots1="1" draw:dots1-length="63%" draw:distance="6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50:41.393096155</meta:creation-date>
    <dc:date>2018-03-16T15:52:21.146000025</dc:date>
    <meta:editing-duration>PT1M40S</meta:editing-duration>
    <meta:editing-cycles>1</meta:editing-cycles>
    <meta:document-statistic meta:object-count="230"/>
    <meta:generator>LibreOffice/6.0.0.3$MacOSX_X86_64 LibreOffice_project/64a0f66915f38c6217de274f0aa8e15618924765</meta:generator>
  </office:meta>
</office:document-meta>
</file>